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3.5cm" fo:min-width="28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3.6cm" fo:min-width="28.25cm" fo:padding-top="0.25cm" fo:padding-bottom="0.25cm" fo:padding-left="0.375cm" fo:padding-right="0.375cm"/>
    </style:style>
    <style:style style:name="gr9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4.6cm" fo:min-width="11.2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f0000"/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P6" style:family="paragraph"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P7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4cm" svg:x="17cm" svg:y="6cm">
          <text:p text:style-name="P4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9cm" svg:height="4.1cm" svg:x="17cm" svg:y="12cm">
          <text:p text:style-name="P6">Pulsiere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4cm" svg:x="17cm" svg:y="18cm">
          <text:p text:style-name="P6">Kirme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2cm" svg:height="5.1cm" svg:x="2cm" svg:y="2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0T08:41:40.543000000</dc:date>
    <meta:editing-duration>PT36M34S</meta:editing-duration>
    <meta:editing-cycles>10</meta:editing-cycles>
    <meta:generator>LibreOffice/5.3.7.2$Windows_X86_64 LibreOffice_project/6b8ed514a9f8b44d37a1b96673cbbdd077e24059</meta:generator>
    <meta:document-statistic meta:object-count="14"/>
  </office:meta>
</office:document-meta>
</file>